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2"/>
    <style:style style:name="ce3" style:family="table-cell" style:parent-style-name="Default">
      <style:map style:condition="cell-content-is-between(1.55,3.1)" style:apply-style-name="Bad" style:base-cell-address="Sheet2.A2"/>
    </style:style>
    <style:style style:name="ce4" style:family="table-cell" style:parent-style-name="Default" style:data-style-name="N121">
      <style:map style:condition="cell-content-is-between(1.55,3.1)" style:apply-style-name="Accent" style:base-cell-address="Sheet2.B2"/>
    </style:style>
    <style:style style:name="ce5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453.46pt" svg:x="71.55pt" svg:y="75.86pt">
            <draw:object draw:notify-on-update-of-ranges="Sheet1.A1:Sheet1.A1 Sheet1.B1:Sheet1.I1 Sheet1.A2:Sheet1.A2 Sheet1.B2:Sheet1.I2 Sheet1.A3:Sheet1.A3 Sheet1.B3:Sheet1.I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 (eV)</text:p>
          </table:table-cell>
          <table:table-cell table:style-name="ce2" table:formula="of:=-13.6*1/([.B1]*[.B1])" office:value-type="float" office:value="-13.6" calcext:value-type="float">
            <text:p>-13.60</text:p>
          </table:table-cell>
          <table:table-cell table:style-name="ce2" table:formula="of:=-13.6*1/([.C1]*[.C1])" office:value-type="float" office:value="-3.4" calcext:value-type="float">
            <text:p>-3.40</text:p>
          </table:table-cell>
          <table:table-cell table:style-name="ce2" table:formula="of:=-13.6*1/([.D1]*[.D1])" office:value-type="float" office:value="-1.51111111111111" calcext:value-type="float">
            <text:p>-1.51</text:p>
          </table:table-cell>
          <table:table-cell table:style-name="ce2" table:formula="of:=-13.6*1/([.E1]*[.E1])" office:value-type="float" office:value="-0.85" calcext:value-type="float">
            <text:p>-0.85</text:p>
          </table:table-cell>
          <table:table-cell table:style-name="ce2" table:formula="of:=-13.6*1/([.F1]*[.F1])" office:value-type="float" office:value="-0.544" calcext:value-type="float">
            <text:p>-0.54</text:p>
          </table:table-cell>
          <table:table-cell table:style-name="ce2" table:formula="of:=-13.6*1/([.G1]*[.G1])" office:value-type="float" office:value="-0.377777777777778" calcext:value-type="float">
            <text:p>-0.38</text:p>
          </table:table-cell>
          <table:table-cell table:style-name="ce2" table:formula="of:=-13.6*1/([.H1]*[.H1])" office:value-type="float" office:value="-0.277551020408163" calcext:value-type="float">
            <text:p>-0.28</text:p>
          </table:table-cell>
          <table:table-cell table:style-name="ce2" table:formula="of:=-13.6*1/([.I1]*[.I1])" office:value-type="float" office:value="-0.2125" calcext:value-type="float">
            <text:p>-0.21</text:p>
          </table:table-cell>
        </table:table-row>
        <table:table-row table:style-name="ro1">
          <table:table-cell office:value-type="string" calcext:value-type="string">
            <text:p>He (eV)</text:p>
          </table:table-cell>
          <table:table-cell table:style-name="ce2" table:formula="of:=-13.6*4/([.B1]*[.B1])" office:value-type="float" office:value="-54.4" calcext:value-type="float">
            <text:p>-54.40</text:p>
          </table:table-cell>
          <table:table-cell table:style-name="ce2" table:formula="of:=-13.6*4/([.C1]*[.C1])" office:value-type="float" office:value="-13.6" calcext:value-type="float">
            <text:p>-13.60</text:p>
          </table:table-cell>
          <table:table-cell table:style-name="ce2" table:formula="of:=-13.6*4/([.D1]*[.D1])" office:value-type="float" office:value="-6.04444444444444" calcext:value-type="float">
            <text:p>-6.04</text:p>
          </table:table-cell>
          <table:table-cell table:style-name="ce2" table:formula="of:=-13.6*4/([.E1]*[.E1])" office:value-type="float" office:value="-3.4" calcext:value-type="float">
            <text:p>-3.40</text:p>
          </table:table-cell>
          <table:table-cell table:style-name="ce2" table:formula="of:=-13.6*4/([.F1]*[.F1])" office:value-type="float" office:value="-2.176" calcext:value-type="float">
            <text:p>-2.18</text:p>
          </table:table-cell>
          <table:table-cell table:style-name="ce2" table:formula="of:=-13.6*4/([.G1]*[.G1])" office:value-type="float" office:value="-1.51111111111111" calcext:value-type="float">
            <text:p>-1.51</text:p>
          </table:table-cell>
          <table:table-cell table:style-name="ce2" table:formula="of:=-13.6*4/([.H1]*[.H1])" office:value-type="float" office:value="-1.11020408163265" calcext:value-type="float">
            <text:p>-1.11</text:p>
          </table:table-cell>
          <table:table-cell table:style-name="ce2" table:formula="of:=-13.6*4/([.I1]*[.I1])" office:value-type="float" office:value="-0.85" calcext:value-type="float">
            <text:p>-0.85</text:p>
          </table:table-cell>
        </table:table-row>
        <table:table-row table:style-name="ro1">
          <table:table-cell office:value-type="string" calcext:value-type="string">
            <text:p>H (J)</text:p>
          </table:table-cell>
          <table:table-cell table:style-name="ce1" table:formula="of:=[.B2]*[.$A$8]" office:value-type="float" office:value="-2.176E-018" calcext:value-type="float">
            <text:p>-2.18E-18</text:p>
          </table:table-cell>
          <table:table-cell table:style-name="ce1" table:formula="of:=[.C2]*[.$A$8]" office:value-type="float" office:value="-5.44E-019" calcext:value-type="float">
            <text:p>-5.44E-19</text:p>
          </table:table-cell>
          <table:table-cell table:style-name="ce1" table:formula="of:=[.D2]*[.$A$8]" office:value-type="float" office:value="-2.41777777777778E-019" calcext:value-type="float">
            <text:p>-2.42E-19</text:p>
          </table:table-cell>
          <table:table-cell table:style-name="ce1" table:formula="of:=[.E2]*[.$A$8]" office:value-type="float" office:value="-1.36E-019" calcext:value-type="float">
            <text:p>-1.36E-19</text:p>
          </table:table-cell>
          <table:table-cell table:style-name="ce1" table:formula="of:=[.F2]*[.$A$8]" office:value-type="float" office:value="-8.704E-020" calcext:value-type="float">
            <text:p>-8.70E-20</text:p>
          </table:table-cell>
          <table:table-cell table:style-name="ce1" table:formula="of:=[.G2]*[.$A$8]" office:value-type="float" office:value="-6.04444444444445E-020" calcext:value-type="float">
            <text:p>-6.04E-20</text:p>
          </table:table-cell>
          <table:table-cell table:style-name="ce1" table:formula="of:=[.H2]*[.$A$8]" office:value-type="float" office:value="-4.44081632653061E-020" calcext:value-type="float">
            <text:p>-4.44E-20</text:p>
          </table:table-cell>
          <table:table-cell table:style-name="ce1" table:formula="of:=[.I2]*[.$A$8]" office:value-type="float" office:value="-3.4E-020" calcext:value-type="float">
            <text:p>-3.40E-20</text:p>
          </table:table-cell>
        </table:table-row>
        <table:table-row table:style-name="ro1">
          <table:table-cell office:value-type="string" calcext:value-type="string">
            <text:p>He (J)</text:p>
          </table:table-cell>
          <table:table-cell table:style-name="ce1" table:formula="of:=[.B3]*[.$A$8]" office:value-type="float" office:value="-8.704E-018" calcext:value-type="float">
            <text:p>-8.70E-18</text:p>
          </table:table-cell>
          <table:table-cell table:style-name="ce1" table:formula="of:=[.C3]*[.$A$8]" office:value-type="float" office:value="-2.176E-018" calcext:value-type="float">
            <text:p>-2.18E-18</text:p>
          </table:table-cell>
          <table:table-cell table:style-name="ce1" table:formula="of:=[.D3]*[.$A$8]" office:value-type="float" office:value="-9.67111111111111E-019" calcext:value-type="float">
            <text:p>-9.67E-19</text:p>
          </table:table-cell>
          <table:table-cell table:style-name="ce1" table:formula="of:=[.E3]*[.$A$8]" office:value-type="float" office:value="-5.44E-019" calcext:value-type="float">
            <text:p>-5.44E-19</text:p>
          </table:table-cell>
          <table:table-cell table:style-name="ce1" table:formula="of:=[.F3]*[.$A$8]" office:value-type="float" office:value="-3.4816E-019" calcext:value-type="float">
            <text:p>-3.48E-19</text:p>
          </table:table-cell>
          <table:table-cell table:style-name="ce1" table:formula="of:=[.G3]*[.$A$8]" office:value-type="float" office:value="-2.41777777777778E-019" calcext:value-type="float">
            <text:p>-2.42E-19</text:p>
          </table:table-cell>
          <table:table-cell table:style-name="ce1" table:formula="of:=[.H3]*[.$A$8]" office:value-type="float" office:value="-1.77632653061225E-019" calcext:value-type="float">
            <text:p>-1.78E-19</text:p>
          </table:table-cell>
          <table:table-cell table:style-name="ce1" table:formula="of:=[.I3]*[.$A$8]" office:value-type="float" office:value="-1.36E-019" calcext:value-type="float">
            <text:p>-1.36E-1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float" office:value="1.6E-019" calcext:value-type="float">
            <text:p>1.60E-19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ce3"/>
        <table:table-column table:style-name="co1" table:number-columns-repeated="6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(eV)</text:p>
          </table:table-cell>
          <table:table-cell table:formula="of:=-13.6*4/([.B1]*[.B1])" office:value-type="float" office:value="-54.4" calcext:value-type="float">
            <text:p>-54.4</text:p>
          </table:table-cell>
          <table:table-cell table:formula="of:=-13.6*4/([.C1]*[.C1])" office:value-type="float" office:value="-13.6" calcext:value-type="float">
            <text:p>-13.6</text:p>
          </table:table-cell>
          <table:table-cell table:formula="of:=-13.6*4/([.D1]*[.D1])" office:value-type="float" office:value="-6.04444444444444" calcext:value-type="float">
            <text:p>-6.0</text:p>
          </table:table-cell>
          <table:table-cell table:formula="of:=-13.6*4/([.E1]*[.E1])" office:value-type="float" office:value="-3.4" calcext:value-type="float">
            <text:p>-3.4</text:p>
          </table:table-cell>
          <table:table-cell table:formula="of:=-13.6*4/([.F1]*[.F1])" office:value-type="float" office:value="-2.176" calcext:value-type="float">
            <text:p>-2.2</text:p>
          </table:table-cell>
          <table:table-cell table:formula="of:=-13.6*4/([.G1]*[.G1])" office:value-type="float" office:value="-1.51111111111111" calcext:value-type="float">
            <text:p>-1.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table:formula="of:=ABS([.B2]-[.C2])" office:value-type="float" office:value="40.8" calcext:value-type="float">
            <text:p>40.8</text:p>
          </table:table-cell>
          <table:table-cell table:formula="of:=ABS([.C2]-[.D2])" office:value-type="float" office:value="7.55555555555556" calcext:value-type="float">
            <text:p>7.6</text:p>
          </table:table-cell>
          <table:table-cell table:formula="of:=ABS([.D2]-[.E2])" office:value-type="float" office:value="2.64444444444444" calcext:value-type="float">
            <text:p>2.6</text:p>
          </table:table-cell>
          <table:table-cell table:formula="of:=ABS([.E2]-[.F2])" office:value-type="float" office:value="1.224" calcext:value-type="float">
            <text:p>1.2</text:p>
          </table:table-cell>
          <table:table-cell table:formula="of:=ABS([.F2]-[.G2])" office:value-type="float" office:value="0.664888888888889" calcext:value-type="float">
            <text:p>0.7</text:p>
          </table:table-cell>
          <table:table-cell table:style-name="ce5" table:number-columns-repeated="2"/>
        </table:table-row>
        <table:table-row table:style-name="ro1">
          <table:table-cell table:number-columns-repeated="3"/>
          <table:table-cell table:formula="of:=ABS([.B2]-[.D2])" office:value-type="float" office:value="48.3555555555556" calcext:value-type="float">
            <text:p>48.4</text:p>
          </table:table-cell>
          <table:table-cell table:formula="of:=ABS([.C2]-[.E2])" office:value-type="float" office:value="10.2" calcext:value-type="float">
            <text:p>10.2</text:p>
          </table:table-cell>
          <table:table-cell table:formula="of:=ABS([.D2]-[.F2])" office:value-type="float" office:value="3.86844444444444" calcext:value-type="float">
            <text:p>3.9</text:p>
          </table:table-cell>
          <table:table-cell table:formula="of:=ABS([.E2]-[.G2])" office:value-type="float" office:value="1.88888888888889" calcext:value-type="float">
            <text:p>1.9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formula="of:=ABS([.E2]-[.B2])" office:value-type="float" office:value="51" calcext:value-type="float">
            <text:p>51.0</text:p>
          </table:table-cell>
          <table:table-cell table:formula="of:=ABS([.F2]-[.C2])" office:value-type="float" office:value="11.424" calcext:value-type="float">
            <text:p>11.4</text:p>
          </table:table-cell>
          <table:table-cell table:formula="of:=ABS([.G2]-[.D2])" office:value-type="float" office:value="4.53333333333333" calcext:value-type="float">
            <text:p>4.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ABS([.F2]-[.B2])" office:value-type="float" office:value="52.224" calcext:value-type="float">
            <text:p>52.2</text:p>
          </table:table-cell>
          <table:table-cell table:formula="of:=ABS([.G2]-[.C2])" office:value-type="float" office:value="12.0888888888889" calcext:value-type="float">
            <text:p>12.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ABS([.G2]-[.B2])" office:value-type="float" office:value="52.8888888888889" calcext:value-type="float">
            <text:p>52.9</text:p>
          </table:table-cell>
          <table:table-cell table:number-columns-repeated="2"/>
        </table:table-row>
        <calcext:conditional-formats>
          <calcext:conditional-format calcext:target-range-address="Sheet2.B2:Sheet2.G7">
            <calcext:condition calcext:apply-style-name="Accent" calcext:value="between(1.55,3.1)" calcext:base-cell-address="Sheet2.B2"/>
          </calcext:conditional-format>
          <calcext:conditional-format calcext:target-range-address="Sheet2.A2:Sheet2.G7">
            <calcext:condition calcext:apply-style-name="Bad" calcext:value="between(1.55,3.1)" calcext:base-cell-address="Sheet2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0:24:41.250071456</meta:creation-date>
    <dc:date>2018-09-06T13:49:12.784903155</dc:date>
    <meta:editing-duration>PT2H21M1S</meta:editing-duration>
    <meta:editing-cycles>1</meta:editing-cycles>
    <meta:document-statistic meta:table-count="2" meta:cell-count="75" meta:object-count="1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cccccc"/>
      <style:text-properties fo:font-size="10pt" style:font-size-asian="10pt" style:font-size-complex="10pt"/>
    </style:style>
    <style:style style:name="ch3" style:family="chart">
      <style:chart-properties chart:interpolation="step-center-y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horizontal-bar" chart:symbol-width="1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horizontal-bar" chart:symbol-width="1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5.998cm" xlink:href=".." xlink:type="simple" chart:class="chart:scatter" chart:style-name="ch1">
        <chart:legend svg:x="12.652cm" svg:y="5.999cm" style:legend-expansion="custom" chartooo:width="1.709cm" chartooo:height="1.947cm" style:legend-expansion-aspect-ratio="0.877760657421674" chart:style-name="ch2"/>
        <chart:plot-area chart:style-name="ch3" table:cell-range-address="Sheet1.A1:Sheet1.I3" chart:data-source-has-labels="both" svg:x="1.331cm" svg:y="0.319cm" svg:width="14.349cm" svg:height="15.36cm">
          <chartooo:coordinate-region svg:x="2.535cm" svg:y="0.818cm" svg:width="13.052cm" svg:height="14.663cm"/>
          <chart:axis chart:dimension="x" chart:name="primary-x" chart:style-name="ch4" chartooo:axis-type="auto">
            <chart:categories table:cell-range-address="Sheet1.B1:Sheet1.I1"/>
          </chart:axis>
          <chart:axis chart:dimension="y" chart:name="primary-y" chart:style-name="ch5">
            <chart:title svg:x="0.451cm" svg:y="8.969cm" chart:style-name="ch6">
              <text:p>Energie (eV)</text:p>
            </chart:title>
            <chart:grid chart:style-name="ch7" chart:class="major"/>
          </chart:axis>
          <chart:series chart:style-name="ch8" chart:values-cell-range-address="Sheet1.B2:Sheet1.I2" chart:label-cell-address="Sheet1.A2:Sheet1.A2" chart:class="chart:scatter">
            <chart:domain table:cell-range-address="Sheet1.B1:Sheet1.I1"/>
            <chart:data-point chart:repeated="8"/>
          </chart:series>
          <chart:series chart:style-name="ch9" chart:values-cell-range-address="Sheet1.B3:Sheet1.I3" chart:label-cell-address="Sheet1.A3:Sheet1.A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:Sheet1.I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H (eV)</text:p>
                <draw:g>
                  <svg:desc>Sheet1.A2:Sheet1.A2</svg:desc>
                </draw:g>
              </table:table-cell>
              <table:table-cell office:value-type="float" office:value="-13.6">
                <text:p>-13.6</text:p>
                <draw:g>
                  <svg:desc>Sheet1.B2:Sheet1.I2</svg:desc>
                </draw:g>
              </table:table-cell>
              <table:table-cell office:value-type="float" office:value="-3.4">
                <text:p>-3.4</text:p>
              </table:table-cell>
              <table:table-cell office:value-type="float" office:value="-1.51111111111111">
                <text:p>-1.51111111111111</text:p>
              </table:table-cell>
              <table:table-cell office:value-type="float" office:value="-0.85">
                <text:p>-0.85</text:p>
              </table:table-cell>
              <table:table-cell office:value-type="float" office:value="-0.544">
                <text:p>-0.544</text:p>
              </table:table-cell>
              <table:table-cell office:value-type="float" office:value="-0.377777777777778">
                <text:p>-0.377777777777778</text:p>
              </table:table-cell>
              <table:table-cell office:value-type="float" office:value="-0.277551020408163">
                <text:p>-0.277551020408163</text:p>
              </table:table-cell>
              <table:table-cell office:value-type="float" office:value="-0.2125">
                <text:p>-0.2125</text:p>
              </table:table-cell>
            </table:table-row>
            <table:table-row>
              <table:table-cell office:value-type="string">
                <text:p>He (eV)</text:p>
                <draw:g>
                  <svg:desc>Sheet1.A3:Sheet1.A3</svg:desc>
                </draw:g>
              </table:table-cell>
              <table:table-cell office:value-type="float" office:value="-54.4">
                <text:p>-54.4</text:p>
                <draw:g>
                  <svg:desc>Sheet1.B3:Sheet1.I3</svg:desc>
                </draw:g>
              </table:table-cell>
              <table:table-cell office:value-type="float" office:value="-13.6">
                <text:p>-13.6</text:p>
              </table:table-cell>
              <table:table-cell office:value-type="float" office:value="-6.04444444444444">
                <text:p>-6.04444444444444</text:p>
              </table:table-cell>
              <table:table-cell office:value-type="float" office:value="-3.4">
                <text:p>-3.4</text:p>
              </table:table-cell>
              <table:table-cell office:value-type="float" office:value="-2.176">
                <text:p>-2.176</text:p>
              </table:table-cell>
              <table:table-cell office:value-type="float" office:value="-1.51111111111111">
                <text:p>-1.51111111111111</text:p>
              </table:table-cell>
              <table:table-cell office:value-type="float" office:value="-1.11020408163265">
                <text:p>-1.11020408163265</text:p>
              </table:table-cell>
              <table:table-cell office:value-type="float" office:value="-0.85">
                <text:p>-0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